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 fo:background-color="#40A600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able-cell-properties style:vertical-align="automatic" fo:background-color="#DAFFC4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DAFFC4"/>
      <style:text-properties style:font-name="Calibri" style:font-name-asian="Calibri" style:font-name-complex="Calibri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Default" style:data-style-name="N0">
      <style:table-cell-properties fo:background-color="#DAFFC4"/>
      <style:text-properties style:font-name="Calibri" style:font-name-asian="Calibri" style:font-name-complex="Calibri"/>
    </style:style>
    <style:style style:name="ce10" style:family="table-cell" style:parent-style-name="Default" style:data-style-name="N0">
      <style:table-cell-properties style:vertical-align="automatic" fo:wrap-option="wrap"/>
      <style:text-properties style:font-name="Calibri" style:font-name-asian="Calibri" style:font-name-complex="Calibri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/>
    </style:style>
    <style:style style:name="ce12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13" style:family="table-cell" style:parent-style-name="Default" style:data-style-name="N0"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88A743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background-color="#88A743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automatic" fo:background-color="#F8CBAD" style:repeat-content="false"/>
      <style:paragraph-properties fo:text-align="center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#DAFFC4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transparent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top" fo:background-color="#88A743" style:repeat-content="false"/>
      <style:paragraph-properties fo:text-align="center"/>
      <style:text-properties fo:color="#FFFFFF" style:font-name="Calibri" style:font-name-asian="Calibri" style:font-name-complex="Calibri" fo:font-size="11pt" style:font-size-asian="11pt" style:font-size-complex="11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automatic"/>
      <style:text-properties fo:font-size="11pt" style:font-size-asian="11pt" style:font-size-complex="11pt"/>
    </style:style>
    <style:style style:name="co1" style:family="table-column">
      <style:table-column-properties fo:break-before="auto" style:column-width="2.48708333333333cm"/>
    </style:style>
    <style:style style:name="co2" style:family="table-column">
      <style:table-column-properties fo:break-before="auto" style:column-width="6.72041666666667cm"/>
    </style:style>
    <style:style style:name="co3" style:family="table-column">
      <style:table-column-properties fo:break-before="auto" style:column-width="1.98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34pt" style:use-optimal-row-height="true" fo:break-before="auto"/>
    </style:style>
    <style:style style:name="ro4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etits_dej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022" table:default-cell-style-name="ce1"/>
        <table:table-column table:style-name="co3" table:number-columns-repeated="15360" table:default-cell-style-name="ce1"/>
        <table:table-row table:style-name="ro1">
          <table:table-cell table:style-name="ce2"/>
          <table:table-cell office:value-type="string" table:number-columns-spanned="2" table:number-rows-spanned="1" table:style-name="ce19">
            <text:p>Petit dej 1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19">
            <text:p>Titre : Continental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Pain (Pain, baguette, courante)</text:p>
          </table:table-cell>
          <table:table-cell office:value-type="float" office:value="50" table:style-name="ce4">
            <text:p>50</text:p>
          </table:table-cell>
          <table:table-cell office:value-type="float" office:value="132.5" table:formula="of:=([.C4]*265)/100" table:style-name="ce4">
            <text:p>132,5</text:p>
          </table:table-cell>
          <table:table-cell office:value-type="float" office:value="4.5" table:formula="of:=([.C4]*9)/100" table:style-name="ce4">
            <text:p>4,5</text:p>
          </table:table-cell>
          <table:table-cell office:value-type="float" office:value="1.6" table:formula="of:=([.C4]*3.2)/100" table:style-name="ce4">
            <text:p>1,6</text:p>
          </table:table-cell>
          <table:table-cell office:value-type="float" office:value="670" table:style-name="ce4">
            <text:p>670</text:p>
          </table:table-cell>
          <table:table-cell office:value-type="float" office:value="33.5" table:formula="of:=[.C4]*[.G4]/1000" table:style-name="ce4">
            <text:p>33,5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Vienoiserie (Croissant, sans précision)</text:p>
          </table:table-cell>
          <table:table-cell office:value-type="float" office:value="50" table:style-name="ce4">
            <text:p>50</text:p>
          </table:table-cell>
          <table:table-cell office:value-type="float" office:value="203" table:formula="of:=([.C5]*406)/100" table:style-name="ce4">
            <text:p>203</text:p>
          </table:table-cell>
          <table:table-cell office:value-type="float" office:value="4" table:formula="of:=([.C5]*8)/100" table:style-name="ce4">
            <text:p>4</text:p>
          </table:table-cell>
          <table:table-cell office:value-type="float" office:value="10.5" table:style-name="ce4">
            <text:p>10,5</text:p>
          </table:table-cell>
          <table:table-cell office:value-type="float" office:value="1460" table:style-name="ce4">
            <text:p>1460</text:p>
          </table:table-cell>
          <table:table-cell office:value-type="float" office:value="73" table:formula="of:=[.C5]*[.G5]/1000" table:style-name="ce4">
            <text:p>73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Beurre doux</text:p>
          </table:table-cell>
          <table:table-cell office:value-type="float" office:value="15" table:style-name="ce4">
            <text:p>15</text:p>
          </table:table-cell>
          <table:table-cell office:value-type="float" office:value="71.7" table:style-name="ce4">
            <text:p>71,7</text:p>
          </table:table-cell>
          <table:table-cell office:value-type="float" office:value="0.09" table:style-name="ce4">
            <text:p>0,09</text:p>
          </table:table-cell>
          <table:table-cell office:value-type="float" office:value="8.1" table:style-name="ce4">
            <text:p>8,1</text:p>
          </table:table-cell>
          <table:table-cell office:value-type="float" office:value="1549" table:style-name="ce4">
            <text:p>1549</text:p>
          </table:table-cell>
          <table:table-cell office:value-type="float" office:value="23.234999999999999" table:formula="of:=[.C6]*[.G6]/1000" table:style-name="ce4">
            <text:p>23,235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onfiture (Confiture, tout type de fruits, allégée en sucres (extra ou classique))</text:p>
          </table:table-cell>
          <table:table-cell office:value-type="float" office:value="20" table:style-name="ce4">
            <text:p>20</text:p>
          </table:table-cell>
          <table:table-cell office:value-type="float" office:value="27.8" table:style-name="ce4">
            <text:p>27,8</text:p>
          </table:table-cell>
          <table:table-cell office:value-type="float" office:value="0.04" table:style-name="ce4">
            <text:p>0,04</text:p>
          </table:table-cell>
          <table:table-cell office:value-type="float" office:value="0.01" table:style-name="ce4">
            <text:p>0,01</text:p>
          </table:table-cell>
          <table:table-cell office:value-type="float" office:value="1620" table:style-name="ce4">
            <text:p>1620</text:p>
          </table:table-cell>
          <table:table-cell office:value-type="float" office:value="32.4" table:formula="of:=[.C7]*[.G7]/1000" table:style-name="ce4">
            <text:p>32,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Orange</text:p>
          </table:table-cell>
          <table:table-cell office:value-type="float" office:value="100" table:style-name="ce4">
            <text:p>100</text:p>
          </table:table-cell>
          <table:table-cell office:value-type="float" office:value="47" table:style-name="ce4">
            <text:p>47</text:p>
          </table:table-cell>
          <table:table-cell office:value-type="float" office:value="0.9" table:style-name="ce4">
            <text:p>0,9</text:p>
          </table:table-cell>
          <table:table-cell office:value-type="float" office:value="0.1" table:style-name="ce4">
            <text:p>0,1</text:p>
          </table:table-cell>
          <table:table-cell office:value-type="float" office:value="970" table:style-name="ce4">
            <text:p>970</text:p>
          </table:table-cell>
          <table:table-cell office:value-type="float" office:value="97" table:formula="of:=[.C8]*[.G8]/1000" table:style-name="ce4">
            <text:p>97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5">
            <text:p>Total</text:p>
          </table:table-cell>
          <table:table-cell office:value-type="float" office:value="235" table:formula="of:=SUM([.C4:.C8])" table:style-name="ce6">
            <text:p>235</text:p>
          </table:table-cell>
          <table:table-cell office:value-type="float" office:value="482" table:formula="of:=SUM([.D4:.D8])" table:style-name="ce6">
            <text:p>482</text:p>
          </table:table-cell>
          <table:table-cell office:value-type="float" office:value="9.5299999999999994" table:formula="of:=SUM([.E4:.E8])" table:style-name="ce6">
            <text:p>9,53</text:p>
          </table:table-cell>
          <table:table-cell office:value-type="float" office:value="20.310000000000002" table:formula="of:=SUM([.F4:.F8])" table:style-name="ce6">
            <text:p>20,31</text:p>
          </table:table-cell>
          <table:table-cell office:value-type="float" office:value="6269" table:formula="of:=SUM([.G4:.G8])" table:style-name="ce6">
            <text:p>6269</text:p>
          </table:table-cell>
          <table:table-cell office:value-type="float" office:value="259.13499999999999" table:formula="of:=SUM([.H4:.H8])" table:style-name="ce6">
            <text:p>259,135</text:p>
          </table:table-cell>
          <table:table-cell office:value-type="float" office:value="94.584274999999991" table:formula="of:=[.H9]*365/1000" table:style-name="ce2">
            <text:p>94,584275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table:style-name="ce7"/>
          <table:table-cell table:number-columns-repeated="6" table:style-name="ce8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19">
            <text:p>Petit dej 2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19">
            <text:p>Titre : Produit laitier &amp; Céréales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20">
            <text:p>Option lait de vache</text:p>
          </table:table-cell>
          <table:covered-table-cell/>
          <table:table-cell table:number-columns-repeated="5" table:style-name="ce9"/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éréales (Céréales pour petit déjeuner "équilibre" au chocolat (non enrichies en vitamines et minéraux)</text:p>
          </table:table-cell>
          <table:table-cell office:value-type="float" office:value="60" table:style-name="ce4">
            <text:p>60</text:p>
          </table:table-cell>
          <table:table-cell office:value-type="float" office:value="240" table:style-name="ce4">
            <text:p>240</text:p>
          </table:table-cell>
          <table:table-cell office:value-type="float" office:value="5.3" table:style-name="ce4">
            <text:p>5,3</text:p>
          </table:table-cell>
          <table:table-cell office:value-type="float" office:value="5" table:style-name="ce4">
            <text:p>5</text:p>
          </table:table-cell>
          <table:table-cell office:value-type="float" office:value="3290" table:style-name="ce4">
            <text:p>3290</text:p>
          </table:table-cell>
          <table:table-cell office:value-type="float" office:value="197.4" table:formula="of:=[.C15]*[.G15]/1000" table:style-name="ce4">
            <text:p>197,4</text:p>
          </table:table-cell>
          <table:table-cell table:style-name="ce1"/>
          <table:table-cell office:value-type="string" table:style-name="ce2">
            <text:p>Reccomandé : entre 30 et 45g mais en général c'est plus élevé, on fait l'hypothèse qu'en moyenne la quantité est de 60g pour une personne qui prend lait + céréales</text:p>
          </table:table-cell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Produit laitier (lait ou yaourt)</text:p>
          </table:table-cell>
          <table:table-cell office:value-type="float" office:value="200" table:style-name="ce4">
            <text:p>200</text:p>
          </table:table-cell>
          <table:table-cell office:value-type="float" office:value="84" table:style-name="ce4">
            <text:p>84</text:p>
          </table:table-cell>
          <table:table-cell office:value-type="float" office:value="6.8" table:style-name="ce4">
            <text:p>6,8</text:p>
          </table:table-cell>
          <table:table-cell office:value-type="float" office:value="2" table:style-name="ce4">
            <text:p>2</text:p>
          </table:table-cell>
          <table:table-cell office:value-type="float" office:value="1490" table:style-name="ce4">
            <text:p>1490</text:p>
          </table:table-cell>
          <table:table-cell office:value-type="float" office:value="298" table:formula="of:=[.C16]*[.G16]/1000" table:style-name="ce4">
            <text:p>298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5">
            <text:p>Total</text:p>
          </table:table-cell>
          <table:table-cell office:value-type="float" office:value="260" table:formula="of:=SUM([.C15:.C16])" table:style-name="ce6">
            <text:p>260</text:p>
          </table:table-cell>
          <table:table-cell office:value-type="float" office:value="324" table:formula="of:=SUM([.D15:.D16])" table:style-name="ce6">
            <text:p>324</text:p>
          </table:table-cell>
          <table:table-cell office:value-type="float" office:value="12.1" table:formula="of:=SUM([.E15:.E16])" table:style-name="ce6">
            <text:p>12,1</text:p>
          </table:table-cell>
          <table:table-cell office:value-type="float" office:value="7" table:formula="of:=SUM([.F15:.F16])" table:style-name="ce6">
            <text:p>7</text:p>
          </table:table-cell>
          <table:table-cell office:value-type="float" office:value="4780" table:formula="of:=SUM([.G15:.G16])" table:style-name="ce6">
            <text:p>4780</text:p>
          </table:table-cell>
          <table:table-cell office:value-type="float" office:value="495.4" table:formula="of:=SUM([.H15:.H16])" table:style-name="ce6">
            <text:p>495,4</text:p>
          </table:table-cell>
          <table:table-cell office:value-type="float" office:value="180.821" table:formula="of:=[.H17]*365/1000" table:style-name="ce2">
            <text:p>180,821</text:p>
          </table:table-cell>
          <table:table-cell table:number-columns-repeated="16375" table:style-name="ce1"/>
        </table:table-row>
        <table:table-row table:number-rows-repeated="2" table:style-name="ro1">
          <table:table-cell table:number-columns-repeated="9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19">
            <text:p>Petit dej 3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number-columns-spanned="2" table:number-rows-spanned="1" table:style-name="ce19">
            <text:p>Titre : Britannique</text:p>
          </table:table-cell>
          <table:covered-table-cell/>
          <table:table-cell table:number-columns-repeated="6"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Charcuterie (mix)</text:p>
          </table:table-cell>
          <table:table-cell office:value-type="float" office:value="100" table:style-name="ce2">
            <text:p>100</text:p>
          </table:table-cell>
          <table:table-cell office:value-type="float" office:value="337" table:style-name="ce7">
            <text:p>337</text:p>
          </table:table-cell>
          <table:table-cell office:value-type="float" office:value="25.7" table:style-name="ce7">
            <text:p>25,7</text:p>
          </table:table-cell>
          <table:table-cell office:value-type="float" office:value="24.7" table:style-name="ce7">
            <text:p>24,7</text:p>
          </table:table-cell>
          <table:table-cell office:value-type="float" office:value="8140" table:style-name="ce2">
            <text:p>8140</text:p>
          </table:table-cell>
          <table:table-cell office:value-type="float" office:value="814" table:formula="of:=[.C23]*[.G23]/1000" table:style-name="ce2">
            <text:p>814</text:p>
          </table:table-cell>
          <table:table-cell table:style-name="ce2"/>
          <table:table-cell table:number-columns-repeated="16375" table:style-name="ce1"/>
        </table:table-row>
        <table:table-row table:style-name="ro1">
          <table:table-cell table:style-name="ce2"/>
          <table:table-cell office:value-type="string" table:style-name="ce2">
            <text:p>Oeufs (2 oeufs au plat)</text:p>
          </table:table-cell>
          <table:table-cell office:value-type="float" office:value="100" table:style-name="ce2">
            <text:p>100</text:p>
          </table:table-cell>
          <table:table-cell office:value-type="float" office:value="147" table:style-name="ce2">
            <text:p>147</text:p>
          </table:table-cell>
          <table:table-cell office:value-type="float" office:value="13.8" table:style-name="ce2">
            <text:p>13,8</text:p>
          </table:table-cell>
          <table:table-cell office:value-type="float" office:value="9.6999999999999993" table:style-name="ce2">
            <text:p>9,7</text:p>
          </table:table-cell>
          <table:table-cell office:value-type="float" office:value="2730" table:style-name="ce2">
            <text:p>2730</text:p>
          </table:table-cell>
          <table:table-cell office:value-type="float" office:value="273" table:formula="of:=[.C24]*[.G24]/1000" table:style-name="ce2">
            <text:p>273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Huile</text:p>
          </table:table-cell>
          <table:table-cell office:value-type="float" office:value="7" table:style-name="ce2">
            <text:p>7</text:p>
          </table:table-cell>
          <table:table-cell office:value-type="float" office:value="63" table:style-name="ce2">
            <text:p>63</text:p>
          </table:table-cell>
          <table:table-cell office:value-type="float" office:value="0" table:style-name="ce2">
            <text:p>0</text:p>
          </table:table-cell>
          <table:table-cell office:value-type="float" office:value="7" table:style-name="ce2">
            <text:p>7</text:p>
          </table:table-cell>
          <table:table-cell office:value-type="float" office:value="2153" table:style-name="ce2">
            <text:p>2153</text:p>
          </table:table-cell>
          <table:table-cell office:value-type="float" office:value="15.071" table:formula="of:=[.C25]*[.G25]/1000" table:style-name="ce2">
            <text:p>15,071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2">
            <text:p>Toasts (2 tranches - Pain de mie, courant)</text:p>
          </table:table-cell>
          <table:table-cell office:value-type="float" office:value="50" table:style-name="ce2">
            <text:p>50</text:p>
          </table:table-cell>
          <table:table-cell office:value-type="float" office:value="141" table:style-name="ce2">
            <text:p>141</text:p>
          </table:table-cell>
          <table:table-cell office:value-type="float" office:value="4.0999999999999996" table:style-name="ce2">
            <text:p>4,1</text:p>
          </table:table-cell>
          <table:table-cell office:value-type="float" office:value="2.35" table:style-name="ce2">
            <text:p>2,35</text:p>
          </table:table-cell>
          <table:table-cell office:value-type="float" office:value="2180" table:style-name="ce2">
            <text:p>2180</text:p>
          </table:table-cell>
          <table:table-cell office:value-type="float" office:value="109" table:formula="of:=[.C26]*[.G26]/1000" table:style-name="ce2">
            <text:p>109</text:p>
          </table:table-cell>
          <table:table-cell table:number-columns-repeated="2" table:style-name="ce2"/>
          <table:table-cell table:number-columns-repeated="16374"/>
        </table:table-row>
        <table:table-row table:style-name="ro1">
          <table:table-cell table:style-name="ce2"/>
          <table:table-cell office:value-type="string" table:style-name="ce5">
            <text:p>Total</text:p>
          </table:table-cell>
          <table:table-cell office:value-type="float" office:value="257" table:formula="of:=SUM([.C23:.C26])" table:style-name="ce6">
            <text:p>257</text:p>
          </table:table-cell>
          <table:table-cell office:value-type="float" office:value="688" table:formula="of:=SUM([.D23:.D26])" table:style-name="ce6">
            <text:p>688</text:p>
          </table:table-cell>
          <table:table-cell office:value-type="float" office:value="43.6" table:formula="of:=SUM([.E23:.E26])" table:style-name="ce6">
            <text:p>43,6</text:p>
          </table:table-cell>
          <table:table-cell office:value-type="float" office:value="43.75" table:formula="of:=SUM([.F23:.F26])" table:style-name="ce6">
            <text:p>43,75</text:p>
          </table:table-cell>
          <table:table-cell office:value-type="float" office:value="15203" table:formula="of:=SUM([.G23:.G26])" table:style-name="ce6">
            <text:p>15203</text:p>
          </table:table-cell>
          <table:table-cell office:value-type="float" office:value="1211.0709999999999" table:formula="of:=SUM([.H23:.H26])" table:style-name="ce6">
            <text:p>1211,071</text:p>
          </table:table-cell>
          <table:table-cell office:value-type="float" office:value="442.04091499999998" table:formula="of:=[.H27]*365/1000" table:style-name="ce2">
            <text:p>442,040915</text:p>
          </table:table-cell>
          <table:table-cell table:number-columns-repeated="16375" table:style-name="ce1"/>
        </table:table-row>
        <table:table-row table:style-name="ro1">
          <table:table-cell table:number-columns-repeated="9" table:style-name="ce2"/>
          <table:table-cell table:number-columns-repeated="16375" table:style-name="ce1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style-name="ce1"/>
          <table:table-cell office:value-type="string" table:number-columns-spanned="2" table:number-rows-spanned="1" table:style-name="ce19">
            <text:p>Petit dej 4</text:p>
          </table:table-cell>
          <table:covered-table-cell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19">
            <text:p>Titre : Le végétalien</text:p>
          </table:table-cell>
          <table:covered-table-cell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3">
            <text:p>Types de repas</text:p>
          </table:table-cell>
          <table:table-cell office:value-type="string" table:style-name="ce3">
            <text:p>Qte (g)</text:p>
          </table:table-cell>
          <table:table-cell office:value-type="string" table:style-name="ce3">
            <text:p>Kcal</text:p>
          </table:table-cell>
          <table:table-cell office:value-type="string" table:style-name="ce3">
            <text:p>Protéines (g)</text:p>
          </table:table-cell>
          <table:table-cell office:value-type="string" table:style-name="ce3">
            <text:p>Lipides (g)</text:p>
          </table:table-cell>
          <table:table-cell office:value-type="string" table:style-name="ce3">
            <text:p>gCO2e /kg</text:p>
          </table:table-cell>
          <table:table-cell office:value-type="string" table:style-name="ce3">
            <text:p>gCO2e</text:p>
          </table:table-cell>
          <table:table-cell office:value-type="string" table:style-name="ce3">
            <text:p>kgCO2e / an</text:p>
          </table:table-cell>
          <table:table-cell table:number-columns-repeated="16375" table:style-name="ce1"/>
        </table:table-row>
        <table:table-row table:style-name="ro3">
          <table:table-cell table:style-name="ce1"/>
          <table:table-cell office:value-type="string" table:style-name="ce10">
            <text:p>Alternatives aux produits laitiers : boisson végétal soja</text:p>
          </table:table-cell>
          <table:table-cell office:value-type="float" office:value="200" table:style-name="ce2">
            <text:p>200</text:p>
          </table:table-cell>
          <table:table-cell office:value-type="float" office:value="80" table:style-name="ce2">
            <text:p>80</text:p>
          </table:table-cell>
          <table:table-cell office:value-type="float" office:value="7.6" table:style-name="ce2">
            <text:p>7,6</text:p>
          </table:table-cell>
          <table:table-cell office:value-type="float" office:value="4" table:style-name="ce2">
            <text:p>4</text:p>
          </table:table-cell>
          <table:table-cell office:value-type="float" office:value="420" table:style-name="ce11">
            <text:p>420</text:p>
          </table:table-cell>
          <table:table-cell office:value-type="float" office:value="84" table:formula="of:=[.G34]*[.C34]/1000" table:style-name="ce11">
            <text:p>84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2">
            <text:p>Céréales (type muesli)</text:p>
          </table:table-cell>
          <table:table-cell office:value-type="float" office:value="50" table:style-name="ce2">
            <text:p>50</text:p>
          </table:table-cell>
          <table:table-cell office:value-type="float" office:value="240" table:style-name="ce2">
            <text:p>240</text:p>
          </table:table-cell>
          <table:table-cell office:value-type="float" office:value="3.6" table:style-name="ce2">
            <text:p>3,6</text:p>
          </table:table-cell>
          <table:table-cell office:value-type="float" office:value="2.7" table:style-name="ce2">
            <text:p>2,7</text:p>
          </table:table-cell>
          <table:table-cell office:value-type="float" office:value="3460" table:style-name="ce11">
            <text:p>3460</text:p>
          </table:table-cell>
          <table:table-cell office:value-type="float" office:value="173" table:formula="of:=[.G35]*[.C35]/1000" table:style-name="ce11">
            <text:p>173</text:p>
          </table:table-cell>
          <table:table-cell table:style-name="ce1"/>
          <table:table-cell office:value-type="string" table:style-name="ce12">
            <text:p>Céréales pour petit déjeuner "équilibre" aux fruits secs (à coque), enrichis en vitamines et minéraux</text:p>
          </table:table-cell>
          <table:table-cell table:number-columns-repeated="16374" table:style-name="ce1"/>
        </table:table-row>
        <table:table-row table:style-name="ro4">
          <table:table-cell table:style-name="ce1"/>
          <table:table-cell office:value-type="string" table:style-name="ce10">
            <text:p>Pomme</text:p>
          </table:table-cell>
          <table:table-cell office:value-type="float" office:value="100" table:style-name="ce2">
            <text:p>100</text:p>
          </table:table-cell>
          <table:table-cell office:value-type="float" office:value="73" table:style-name="ce2">
            <text:p>73</text:p>
          </table:table-cell>
          <table:table-cell office:value-type="float" office:value="0.4" table:style-name="ce2">
            <text:p>0,4</text:p>
          </table:table-cell>
          <table:table-cell office:value-type="float" office:value="0.4" table:style-name="ce2">
            <text:p>0,4</text:p>
          </table:table-cell>
          <table:table-cell office:value-type="float" office:value="280" table:style-name="ce2">
            <text:p>280</text:p>
          </table:table-cell>
          <table:table-cell office:value-type="float" office:value="28" table:formula="of:=[.G36]*[.C36]/1000" table:style-name="ce11">
            <text:p>28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5">
            <text:p>Total</text:p>
          </table:table-cell>
          <table:table-cell office:value-type="float" office:value="350" table:formula="of:=SUM([.C34:.C36])" table:style-name="ce6">
            <text:p>350</text:p>
          </table:table-cell>
          <table:table-cell office:value-type="float" office:value="393" table:formula="of:=SUM([.D34:.D36])" table:style-name="ce6">
            <text:p>393</text:p>
          </table:table-cell>
          <table:table-cell office:value-type="float" office:value="11.6" table:formula="of:=SUM([.E34:.E36])" table:style-name="ce6">
            <text:p>11,6</text:p>
          </table:table-cell>
          <table:table-cell office:value-type="float" office:value="7.1000000000000005" table:formula="of:=SUM([.F34:.F36])" table:style-name="ce6">
            <text:p>7,1</text:p>
          </table:table-cell>
          <table:table-cell office:value-type="float" office:value="4160" table:formula="of:=SUM([.G34:.G36])" table:style-name="ce6">
            <text:p>4160</text:p>
          </table:table-cell>
          <table:table-cell office:value-type="float" office:value="285" table:formula="of:=SUM([.H34:.H36])" table:style-name="ce6">
            <text:p>285</text:p>
          </table:table-cell>
          <table:table-cell office:value-type="float" office:value="104.02500000000001" table:formula="of:=[.H37]*365/1000" table:style-name="ce13">
            <text:p>104,025</text:p>
          </table:table-cell>
          <table:table-cell table:number-columns-repeated="16375" table:style-name="ce1"/>
        </table:table-row>
        <table:table-row table:number-rows-repeated="3"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1">
            <text:p>Produits laitiers</text:p>
          </table:table-cell>
          <table:covered-table-cell/>
          <table:table-cell table:number-columns-repeated="11" table:style-name="ce7"/>
          <table:table-cell table:number-columns-repeated="16371" table:style-name="ce1"/>
        </table:table-row>
        <table:table-row table:style-name="ro1">
          <table:table-cell table:number-columns-repeated="13" table:style-name="ce7"/>
          <table:table-cell table:number-columns-repeated="16371" table:style-name="ce1"/>
        </table:table-row>
        <table:table-row table:style-name="ro1">
          <table:table-cell office:value-type="string" table:style-name="ce14">
            <text:p>Code CIQUAL</text:p>
          </table:table-cell>
          <table:table-cell office:value-type="string" table:style-name="ce14">
            <text:p>Nom du Produit en Français</text:p>
          </table:table-cell>
          <table:table-cell office:value-type="string" table:style-name="ce15">
            <text:p>Total (kgCO2e/kg)</text:p>
          </table:table-cell>
          <table:table-cell table:number-columns-repeated="16381" table:style-name="ce1"/>
        </table:table-row>
        <table:table-row table:style-name="ro1">
          <table:table-cell office:value-type="float" office:value="19593" table:style-name="ce16">
            <text:p>19593</text:p>
          </table:table-cell>
          <table:table-cell office:value-type="string" table:style-name="ce17">
            <text:p/>
            <text:p>Yaourt, lait fermenté ou spécialité laitière, nature</text:p>
          </table:table-cell>
          <table:table-cell office:value-type="float" office:value="2.44" table:style-name="ce16">
            <text:p>2,44</text:p>
          </table:table-cell>
          <table:table-cell office:value-type="string" table:style-name="ce12">
            <text:p>Poids yaourt : 125g</text:p>
          </table:table-cell>
          <table:table-cell office:value-type="float" office:value="305" table:formula="of:=125*[.C44]" table:style-name="ce13">
            <text:p>305</text:p>
          </table:table-cell>
          <table:table-cell table:number-columns-repeated="16379" table:style-name="ce1"/>
        </table:table-row>
        <table:table-row table:style-name="ro1">
          <table:table-cell office:value-type="float" office:value="19051" table:style-name="ce16">
            <text:p>19051</text:p>
          </table:table-cell>
          <table:table-cell office:value-type="string" table:style-name="ce17">
            <text:p>Lait écrémé, pasteurisé</text:p>
          </table:table-cell>
          <table:table-cell office:value-type="float" office:value="1.49" table:style-name="ce16">
            <text:p>1,49</text:p>
          </table:table-cell>
          <table:table-cell office:value-type="string" table:style-name="ce12">
            <text:p>Portion lait : 200g</text:p>
          </table:table-cell>
          <table:table-cell office:value-type="float" office:value="298" table:formula="of:=200*[.C45]" table:style-name="ce13">
            <text:p>298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table:style-name="ce7"/>
          <table:table-cell office:value-type="float" office:value="1.9649999999999999" table:formula="of:=AVERAGE([.C44:.C45])" table:style-name="ce7">
            <text:p>1,965</text:p>
          </table:table-cell>
          <table:table-cell table:style-name="ce1"/>
          <table:table-cell table:number-columns-repeated="9" table:style-name="ce7"/>
          <table:table-cell office:value-type="float" office:value="5.49" table:style-name="ce18">
            <text:p>5,49</text:p>
          </table:table-cell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1">
            <text:p>Charcuterie</text:p>
          </table:table-cell>
          <table:covered-table-cell/>
          <table:table-cell table:number-columns-repeated="2" table:style-name="ce7"/>
          <table:table-cell table:number-columns-repeated="16380" table:style-name="ce1"/>
        </table:table-row>
        <table:table-row table:style-name="ro1">
          <table:table-cell table:number-columns-repeated="4" table:style-name="ce7"/>
          <table:table-cell table:number-columns-repeated="16380" table:style-name="ce1"/>
        </table:table-row>
        <table:table-row table:style-name="ro1">
          <table:table-cell office:value-type="string" table:style-name="ce14">
            <text:p>Code CIQUAL</text:p>
          </table:table-cell>
          <table:table-cell office:value-type="string" table:style-name="ce14">
            <text:p>Nom du Produit en Français</text:p>
          </table:table-cell>
          <table:table-cell office:value-type="string" table:style-name="ce15">
            <text:p>Total (kgCO2e/kg)</text:p>
          </table:table-cell>
          <table:table-cell office:value-type="string" table:style-name="ce24">
            <text:p>Calories 100g</text:p>
          </table:table-cell>
          <table:table-cell office:value-type="string" table:style-name="ce24">
            <text:p>Protéines 100g</text:p>
          </table:table-cell>
          <table:table-cell office:value-type="string" table:style-name="ce24">
            <text:p>Lipides 100g</text:p>
          </table:table-cell>
          <table:table-cell table:number-columns-repeated="16378"/>
        </table:table-row>
        <table:table-row table:style-name="ro1">
          <table:table-cell table:style-name="ce16"/>
          <table:table-cell office:value-type="string" table:style-name="ce16">
            <text:p>Jambon cru</text:p>
          </table:table-cell>
          <table:table-cell office:value-type="float" office:value="12.65" table:style-name="ce23">
            <text:p>12,65</text:p>
          </table:table-cell>
          <table:table-cell office:value-type="float" office:value="134" table:style-name="ce25">
            <text:p>134</text:p>
          </table:table-cell>
          <table:table-cell office:value-type="float" office:value="18" table:style-name="ce25">
            <text:p>18</text:p>
          </table:table-cell>
          <table:table-cell office:value-type="float" office:value="6" table:style-name="ce25">
            <text:p>6</text:p>
          </table:table-cell>
          <table:table-cell table:number-columns-repeated="16378"/>
        </table:table-row>
        <table:table-row table:style-name="ro1">
          <table:table-cell office:value-type="float" office:value="30350" table:style-name="ce16">
            <text:p>30350</text:p>
          </table:table-cell>
          <table:table-cell office:value-type="string" table:style-name="ce16">
            <text:p>Salami</text:p>
          </table:table-cell>
          <table:table-cell office:value-type="float" office:value="5.4" table:style-name="ce23">
            <text:p>5,4</text:p>
          </table:table-cell>
          <table:table-cell office:value-type="float" office:value="336" table:style-name="ce25">
            <text:p>336</text:p>
          </table:table-cell>
          <table:table-cell office:value-type="float" office:value="22" table:style-name="ce25">
            <text:p>22</text:p>
          </table:table-cell>
          <table:table-cell office:value-type="float" office:value="26" table:style-name="ce25">
            <text:p>26</text:p>
          </table:table-cell>
          <table:table-cell table:number-columns-repeated="16378"/>
        </table:table-row>
        <table:table-row table:style-name="ro1">
          <table:table-cell table:style-name="ce16"/>
          <table:table-cell office:value-type="string" table:style-name="ce16">
            <text:p>Filet de bacon</text:p>
          </table:table-cell>
          <table:table-cell office:value-type="float" office:value="6.36" table:style-name="ce23">
            <text:p>6,36</text:p>
          </table:table-cell>
          <table:table-cell office:value-type="float" office:value="541" table:style-name="ce25">
            <text:p>541</text:p>
          </table:table-cell>
          <table:table-cell office:value-type="float" office:value="37" table:style-name="ce25">
            <text:p>37</text:p>
          </table:table-cell>
          <table:table-cell office:value-type="float" office:value="42" table:style-name="ce25">
            <text:p>42</text:p>
          </table:table-cell>
          <table:table-cell table:number-columns-repeated="16378"/>
        </table:table-row>
        <table:table-row table:style-name="ro1">
          <table:table-cell table:style-name="ce1"/>
          <table:table-cell table:style-name="ce7"/>
          <table:table-cell office:value-type="float" office:value="8.1366666666666667" table:formula="of:=AVERAGE([.C51:.C53])" table:style-name="ce7">
            <text:p>8,136666667</text:p>
          </table:table-cell>
          <table:table-cell office:value-type="float" office:value="337" table:formula="of:=AVERAGE([.D51:.D53])" table:style-name="ce7">
            <text:p>337</text:p>
          </table:table-cell>
          <table:table-cell office:value-type="float" office:value="25.666666666666668" table:formula="of:=AVERAGE([.E51:.E53])" table:style-name="ce7">
            <text:p>25,66666667</text:p>
          </table:table-cell>
          <table:table-cell office:value-type="float" office:value="24.666666666666668" table:formula="of:=AVERAGE([.F51:.F53])" table:style-name="ce7">
            <text:p>24,66666667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number-columns-spanned="2" table:number-rows-spanned="1" table:style-name="ce22"/>
          <table:covered-table-cell/>
          <table:table-cell table:number-columns-repeated="16382" table:style-name="ce1"/>
        </table:table-row>
        <table:table-row table:style-name="ro1">
          <table:table-cell table:style-name="ce1"/>
          <table:table-cell table:number-columns-repeated="3" table:style-name="ce7"/>
          <table:table-cell table:number-columns-repeated="16380" table:style-name="ce1"/>
        </table:table-row>
        <table:table-row table:number-rows-repeated="104851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11</meta:generator>
    <dc:creator>Clément Auger</dc:creator>
    <dc:date>2022-07-04T08:02:13Z</dc:date>
  </office:meta>
</office:document-meta>
</file>